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8pt" fo:font-weight="bold" officeooo:rsid="001a30bf" officeooo:paragraph-rsid="001a30bf" style:font-size-asian="48pt" style:font-weight-asian="bold" style:font-size-complex="48pt" style:font-weight-complex="bold"/>
    </style:style>
    <style:style style:name="P2" style:family="paragraph" style:parent-style-name="Standard">
      <style:text-properties fo:font-size="48pt" style:text-underline-style="solid" style:text-underline-width="auto" style:text-underline-color="font-color" fo:font-weight="bold" officeooo:rsid="001a30bf" officeooo:paragraph-rsid="001a30bf" style:font-size-asian="48pt" style:font-weight-asian="bold" style:font-size-complex="48pt" style:font-weight-complex="bold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normal" officeooo:rsid="001a30bf" officeooo:paragraph-rsid="001a30bf" style:font-size-asian="10.5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"/><text:span text:style-name="T1">SAMBA SERVER</text:span>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16:30:56.899948119</meta:creation-date>
    <dc:date>2019-07-31T16:09:45.841612092</dc:date>
    <meta:editing-duration>PT40M39S</meta:editing-duration>
    <meta:editing-cycles>3</meta:editing-cycles>
    <meta:generator>LibreOffice/6.2.5.2$Linux_X86_64 LibreOffice_project/20$Build-2</meta:generator>
    <meta:document-statistic meta:table-count="0" meta:image-count="0" meta:object-count="0" meta:page-count="1" meta:paragraph-count="1" meta:word-count="2" meta:character-count="17" meta:non-whitespace-character-count="11"/>
  </office:meta>
</office:document-meta>
</file>